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AnnotationTests.testWithOne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kupAnnotationTests.testWithEarly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AnnotationTests.testWithNul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okupAnnot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kupAnnotationTests.testWithout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AnnotationTests.testWithTwo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okupAnnotationTests.testWithOverloade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kupAnnotationTests.testWithGeneri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okupAnnotationTests.testWithThreeArgsShould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